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47in" fo:margin-left="0.0278in" fo:margin-top="0in" fo:margin-bottom="0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4.1569in"/>
    </style:style>
    <style:style style:name="Table1.A1" style:family="table-cell">
      <style:table-cell-properties fo:background-color="transparent" fo:padding="0.0403in" fo:border="none">
        <style:background-image/>
      </style:table-cell-properties>
    </style:style>
    <style:style style:name="Table2" style:family="table">
      <style:table-properties style:width="6.9306in" fo:margin-left="0.0042in" fo:margin-top="0in" fo:margin-bottom="0.2in" table:align="left"/>
    </style:style>
    <style:style style:name="Table2.A" style:family="table-column">
      <style:table-column-properties style:column-width="3.4583in"/>
    </style:style>
    <style:style style:name="Table2.B" style:family="table-column">
      <style:table-column-properties style:column-width="3.4722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officeooo:paragraph-rsid="004906d7"/>
    </style:style>
    <style:style style:name="P4" style:family="paragraph" style:parent-style-name="Text_20_body">
      <style:text-properties officeooo:rsid="00198afe" officeooo:paragraph-rsid="004c343a"/>
    </style:style>
    <style:style style:name="P5" style:family="paragraph" style:parent-style-name="Text_20_body">
      <style:text-properties officeooo:paragraph-rsid="004d7ea7"/>
    </style:style>
    <style:style style:name="P6" style:family="paragraph" style:parent-style-name="Text_20_body">
      <style:text-properties officeooo:rsid="004c343a" officeooo:paragraph-rsid="004c343a"/>
    </style:style>
    <style:style style:name="P7" style:family="paragraph" style:parent-style-name="Text_20_body">
      <style:text-properties fo:font-weight="bold" officeooo:rsid="0019b638" officeooo:paragraph-rsid="005214bb" style:font-weight-asian="bold" style:font-weight-complex="bold"/>
    </style:style>
    <style:style style:name="P8" style:family="paragraph" style:parent-style-name="Text_20_body">
      <style:text-properties officeooo:rsid="0035ad6d" officeooo:paragraph-rsid="0035ad6d"/>
    </style:style>
    <style:style style:name="P9" style:family="paragraph" style:parent-style-name="Text_20_body">
      <style:text-properties officeooo:paragraph-rsid="005214bb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fo:font-weight="bold" officeooo:rsid="0012c5bb" officeooo:paragraph-rsid="0012c5bb" style:font-weight-asian="bold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4ea108" officeooo:paragraph-rsid="004ea108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500498" officeooo:paragraph-rsid="00500498"/>
    </style:style>
    <style:style style:name="P15" style:family="paragraph" style:parent-style-name="Footnote">
      <style:text-properties officeooo:rsid="00262b78" officeooo:paragraph-rsid="00262b78"/>
    </style:style>
    <style:style style:name="P16" style:family="paragraph" style:parent-style-name="Footnote">
      <style:text-properties officeooo:rsid="005214bb" officeooo:paragraph-rsid="005214bb"/>
    </style:style>
    <style:style style:name="P17" style:family="paragraph" style:parent-style-name="Footnote">
      <style:text-properties officeooo:rsid="005214bb" officeooo:paragraph-rsid="005d563f"/>
    </style:style>
    <style:style style:name="P18" style:family="paragraph" style:parent-style-name="Footnote">
      <style:text-properties officeooo:rsid="005878d2" officeooo:paragraph-rsid="005878d2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5214bb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fo:font-weight="bold" officeooo:rsid="0019b638" officeooo:paragraph-rsid="005214bb" style:font-weight-asian="bold" style:font-weight-complex="bold"/>
    </style:style>
    <style:style style:name="P21" style:family="paragraph" style:parent-style-name="Text_20_body" style:list-style-name="L5">
      <style:text-properties officeooo:paragraph-rsid="001c907a"/>
    </style:style>
    <style:style style:name="P22" style:family="paragraph" style:parent-style-name="Text_20_body" style:list-style-name="L5">
      <style:text-properties fo:font-size="11pt" officeooo:paragraph-rsid="001c907a"/>
    </style:style>
    <style:style style:name="P23" style:family="paragraph" style:parent-style-name="Text_20_body" style:list-style-name="L5">
      <style:text-properties officeooo:rsid="00500498" officeooo:paragraph-rsid="00500498"/>
    </style:style>
    <style:style style:name="P24" style:family="paragraph" style:parent-style-name="Text_20_body" style:list-style-name="L5">
      <style:text-properties officeooo:rsid="005187e0" officeooo:paragraph-rsid="005187e0"/>
    </style:style>
    <style:style style:name="P25" style:family="paragraph" style:parent-style-name="Text_20_body" style:list-style-name="L6">
      <style:text-properties officeooo:rsid="003a451d" officeooo:paragraph-rsid="001e519d"/>
    </style:style>
    <style:style style:name="P26" style:family="paragraph" style:parent-style-name="Text_20_body" style:list-style-name="L6">
      <style:text-properties officeooo:rsid="001e519d" officeooo:paragraph-rsid="005af937"/>
    </style:style>
    <style:style style:name="P27" style:family="paragraph" style:parent-style-name="Heading_20_1">
      <style:text-properties officeooo:rsid="004906d7" officeooo:paragraph-rsid="004906d7"/>
    </style:style>
    <style:style style:name="P28" style:family="paragraph" style:parent-style-name="Heading_20_1">
      <style:text-properties officeooo:paragraph-rsid="001b2472"/>
    </style:style>
    <style:style style:name="P29" style:family="paragraph" style:parent-style-name="Heading_20_1">
      <style:text-properties fo:color="#000000" officeooo:paragraph-rsid="00265015"/>
    </style:style>
    <style:style style:name="P30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31" style:family="paragraph" style:parent-style-name="Footnote">
      <style:text-properties officeooo:rsid="00500498" officeooo:paragraph-rsid="00133b57"/>
    </style:style>
    <style:style style:name="P32" style:family="paragraph" style:parent-style-name="Footnote">
      <style:text-properties officeooo:rsid="00203ea6" officeooo:paragraph-rsid="00203ea6"/>
    </style:style>
    <style:style style:name="P33" style:family="paragraph">
      <style:paragraph-properties fo:line-height="80%" fo:text-align="end"/>
    </style:style>
    <style:style style:name="P3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3f1659"/>
    </style:style>
    <style:style style:name="T2" style:family="text">
      <style:text-properties officeooo:rsid="003bd107"/>
    </style:style>
    <style:style style:name="T3" style:family="text">
      <style:text-properties officeooo:rsid="00327710"/>
    </style:style>
    <style:style style:name="T4" style:family="text">
      <style:text-properties officeooo:rsid="0039216c"/>
    </style:style>
    <style:style style:name="T5" style:family="text">
      <style:text-properties officeooo:rsid="003c9565"/>
    </style:style>
    <style:style style:name="T6" style:family="text">
      <style:text-properties officeooo:rsid="003da220"/>
    </style:style>
    <style:style style:name="T7" style:family="text">
      <style:text-properties officeooo:rsid="003fc41e"/>
    </style:style>
    <style:style style:name="T8" style:family="text">
      <style:text-properties officeooo:rsid="0014fce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5429" style:font-weight-asian="bold" style:font-weight-complex="bold"/>
    </style:style>
    <style:style style:name="T11" style:family="text">
      <style:text-properties fo:font-weight="bold" officeooo:rsid="001b2472" style:font-weight-asian="bold" style:font-weight-complex="bold"/>
    </style:style>
    <style:style style:name="T12" style:family="text">
      <style:text-properties fo:font-weight="bold" officeooo:rsid="001c907a" style:font-weight-asian="bold" style:font-weight-complex="bold"/>
    </style:style>
    <style:style style:name="T13" style:family="text">
      <style:text-properties fo:font-weight="bold" officeooo:rsid="001d2f14" style:font-weight-asian="bold" style:font-weight-complex="bold"/>
    </style:style>
    <style:style style:name="T14" style:family="text">
      <style:text-properties officeooo:rsid="00194579"/>
    </style:style>
    <style:style style:name="T15" style:family="text">
      <style:text-properties officeooo:rsid="0019b638"/>
    </style:style>
    <style:style style:name="T16" style:family="text">
      <style:text-properties officeooo:rsid="001b2472"/>
    </style:style>
    <style:style style:name="T17" style:family="text">
      <style:text-properties fo:font-weight="normal" officeooo:rsid="001b2472" style:font-weight-asian="normal" style:font-weight-complex="normal"/>
    </style:style>
    <style:style style:name="T18" style:family="text">
      <style:text-properties fo:font-weight="normal" officeooo:rsid="001c907a" style:font-weight-asian="normal" style:font-weight-complex="normal"/>
    </style:style>
    <style:style style:name="T19" style:family="text">
      <style:text-properties fo:font-weight="normal" officeooo:rsid="001d2f14" style:font-weight-asian="normal" style:font-weight-complex="normal"/>
    </style:style>
    <style:style style:name="T20" style:family="text">
      <style:text-properties fo:font-weight="normal" officeooo:rsid="001f3e28" style:font-weight-asian="normal" style:font-weight-complex="normal"/>
    </style:style>
    <style:style style:name="T21" style:family="text">
      <style:text-properties fo:font-weight="normal" officeooo:rsid="0020273c" style:font-weight-asian="normal" style:font-weight-complex="normal"/>
    </style:style>
    <style:style style:name="T22" style:family="text">
      <style:text-properties fo:font-weight="normal" officeooo:rsid="00203ea6" style:font-weight-asian="normal" style:font-weight-complex="normal"/>
    </style:style>
    <style:style style:name="T23" style:family="text">
      <style:text-properties fo:font-weight="normal" officeooo:rsid="00215fe5" style:font-weight-asian="normal" style:font-weight-complex="normal"/>
    </style:style>
    <style:style style:name="T24" style:family="text">
      <style:text-properties fo:font-weight="normal" officeooo:rsid="00234e6d" style:font-weight-asian="normal" style:font-weight-complex="normal"/>
    </style:style>
    <style:style style:name="T25" style:family="text">
      <style:text-properties fo:font-weight="normal" officeooo:rsid="00236645" style:font-weight-asian="normal" style:font-weight-complex="normal"/>
    </style:style>
    <style:style style:name="T26" style:family="text">
      <style:text-properties fo:font-weight="normal" officeooo:rsid="002b1d08" style:font-weight-asian="normal" style:font-weight-complex="normal"/>
    </style:style>
    <style:style style:name="T27" style:family="text">
      <style:text-properties fo:font-weight="normal" officeooo:rsid="002b2699" style:font-weight-asian="normal" style:font-weight-complex="normal"/>
    </style:style>
    <style:style style:name="T28" style:family="text">
      <style:text-properties fo:font-weight="normal" officeooo:rsid="0035ad6d" style:font-weight-asian="normal" style:font-weight-complex="normal"/>
    </style:style>
    <style:style style:name="T29" style:family="text">
      <style:text-properties fo:font-weight="normal" officeooo:rsid="003a466a" style:font-weight-asian="normal" style:font-weight-complex="normal"/>
    </style:style>
    <style:style style:name="T30" style:family="text">
      <style:text-properties fo:font-weight="normal" officeooo:rsid="003c007c" style:font-weight-asian="normal" style:font-weight-complex="normal"/>
    </style:style>
    <style:style style:name="T31" style:family="text">
      <style:text-properties officeooo:rsid="001d2f14"/>
    </style:style>
    <style:style style:name="T32" style:family="text">
      <style:text-properties officeooo:rsid="001d7ae3"/>
    </style:style>
    <style:style style:name="T33" style:family="text">
      <style:text-properties officeooo:rsid="00234e6d"/>
    </style:style>
    <style:style style:name="T34" style:family="text">
      <style:text-properties officeooo:rsid="0031acab"/>
    </style:style>
    <style:style style:name="T35" style:family="text">
      <style:text-properties officeooo:rsid="00331a82"/>
    </style:style>
    <style:style style:name="T36" style:family="text">
      <style:text-properties officeooo:rsid="00375302"/>
    </style:style>
    <style:style style:name="T37" style:family="text">
      <style:text-properties officeooo:rsid="003c007c"/>
    </style:style>
    <style:style style:name="T38" style:family="text">
      <style:text-properties officeooo:rsid="004439ce"/>
    </style:style>
    <style:style style:name="T39" style:family="text">
      <style:text-properties officeooo:rsid="004906d7"/>
    </style:style>
    <style:style style:name="T40" style:family="text">
      <style:text-properties officeooo:rsid="004b2ee4"/>
    </style:style>
    <style:style style:name="T41" style:family="text">
      <style:text-properties officeooo:rsid="004c343a"/>
    </style:style>
    <style:style style:name="T42" style:family="text">
      <style:text-properties officeooo:rsid="004c78a7"/>
    </style:style>
    <style:style style:name="T43" style:family="text">
      <style:text-properties officeooo:rsid="004d7ea7"/>
    </style:style>
    <style:style style:name="T44" style:family="text">
      <style:text-properties officeooo:rsid="00500498"/>
    </style:style>
    <style:style style:name="T45" style:family="text">
      <style:text-properties officeooo:rsid="005187e0"/>
    </style:style>
    <style:style style:name="T46" style:family="text">
      <style:text-properties officeooo:rsid="005210fa"/>
    </style:style>
    <style:style style:name="T47" style:family="text">
      <style:text-properties officeooo:rsid="005214bb"/>
    </style:style>
    <style:style style:name="T48" style:family="text">
      <style:text-properties fo:color="#000000"/>
    </style:style>
    <style:style style:name="T49" style:family="text">
      <style:text-properties fo:color="#000000" officeooo:rsid="005655c1"/>
    </style:style>
    <style:style style:name="T50" style:family="text">
      <style:text-properties fo:color="#000000" officeooo:rsid="004c343a"/>
    </style:style>
    <style:style style:name="T51" style:family="text">
      <style:text-properties fo:color="#000000" officeooo:rsid="00265015"/>
    </style:style>
    <style:style style:name="T52" style:family="text">
      <style:text-properties fo:color="#000000" officeooo:rsid="005d563f"/>
    </style:style>
    <style:style style:name="T53" style:family="text">
      <style:text-properties fo:color="#000000" officeooo:rsid="0068eacb"/>
    </style:style>
    <style:style style:name="T54" style:family="text">
      <style:text-properties fo:color="#000000" officeooo:rsid="006ad5ce"/>
    </style:style>
    <style:style style:name="T55" style:family="text">
      <style:text-properties officeooo:rsid="00549040"/>
    </style:style>
    <style:style style:name="T56" style:family="text">
      <style:text-properties officeooo:rsid="005655c1"/>
    </style:style>
    <style:style style:name="T57" style:family="text">
      <style:text-properties officeooo:rsid="0058a8b3"/>
    </style:style>
    <style:style style:name="T58" style:family="text">
      <style:text-properties officeooo:rsid="00591efd"/>
    </style:style>
    <style:style style:name="T59" style:family="text">
      <style:text-properties officeooo:rsid="005af937"/>
    </style:style>
    <style:style style:name="T60" style:family="text">
      <style:text-properties officeooo:rsid="005be400"/>
    </style:style>
    <style:style style:name="T61" style:family="text">
      <style:text-properties officeooo:rsid="005c5db9"/>
    </style:style>
    <style:style style:name="T62" style:family="text">
      <style:text-properties officeooo:rsid="006787bc"/>
    </style:style>
    <style:style style:name="T63" style:family="text">
      <style:text-properties officeooo:rsid="0068eacb"/>
    </style:style>
    <style:style style:name="T64" style:family="text">
      <style:text-properties fo:color="#dd4814" officeooo:rsid="0068eacb"/>
    </style:style>
    <style:style style:name="T65" style:family="text">
      <style:text-properties fo:color="#dd4814" officeooo:rsid="005655c1"/>
    </style:style>
    <style:style style:name="T66" style:family="text">
      <style:text-properties fo:color="#dd4814" officeooo:rsid="006ad5ce"/>
    </style:style>
    <style:style style:name="T67" style:family="text">
      <style:text-properties fo:color="#dd4814" officeooo:rsid="006c9631"/>
    </style:style>
    <style:style style:name="T68" style:family="text">
      <style:text-properties officeooo:rsid="006ad5ce"/>
    </style:style>
    <style:style style:name="T69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T70" style:family="text">
      <style:text-properties style:font-name="Khula2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Overview</text:h>
      <text:p text:style-name="P5"><text:span text:style-name="T1">The</text:span> <text:span text:style-name="T44">Nexus Global Web Conference Center provides reliable and sophisticated </text:span>group collaboration using <text:span text:style-name="T2">internet-connected </text:span>laptop<text:span text:style-name="T2">s</text:span>, table<text:span text:style-name="T2">ts and cell phones</text:span>. <text:span text:style-name="T3">Much like a traditional conference center, our Global Web Conference Center provides users with a dedicated and private meeting location inside a secure space that is flexible enough to accommodate many types of meeting and collaboration needs. In contrast to a brick-and-mortar location, our Global Web Conference Center allows meeting attendees to participate from any geographic location at all, provided they have basic internet-connected devices.</text:span><text:span text:style-name="T3"><text:note text:id="ftn1" text:note-class="footnote"><text:note-citation>1</text:note-citation><text:note-body><text:p text:style-name="P16">See <text:a xlink:type="simple" xlink:href="http://northbridgetech.org/downloads/Northbridge_tech_specs.pdf"><text:span text:style-name="T64">Technical Specifications</text:span></text:a> for <text:span text:style-name="T63">details</text:span> about the devices that are required to connect to a web conference: http://northbridgetech.org/download<text:span text:style-name="T62">s</text:span>/<text:span text:style-name="T62">Northbridge_tech_specs</text:span>.pdf</text:p></text:note-body></text:note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34">Digital</text:span> <text:span text:style-name="T15">A</text:span>udio</text:p>
          </table:table-cell>
          <table:table-cell table:style-name="Table1.A1" office:value-type="string">
            <text:p text:style-name="P10">Talk and listen over the internet with a digital voice quality that <text:span text:style-name="T34">is higher than</text:span> typical cell phone meeting lines.</text:p>
          </table:table-cell>
        </table:table-row>
        <table:table-row>
          <table:table-cell table:style-name="Table1.A1" office:value-type="string">
            <text:p text:style-name="P11">Video Camera</text:p>
          </table:table-cell>
          <table:table-cell table:style-name="Table1.A1" office:value-type="string">
            <text:p text:style-name="P10">Get the face-to-face experience with dedicated video feed for every meeting attendee</text:p>
          </table:table-cell>
        </table:table-row>
        <table:table-row>
          <table:table-cell table:style-name="Table1.A1" office:value-type="string">
            <text:p text:style-name="P11">Presentations</text:p>
          </table:table-cell>
          <table:table-cell table:style-name="Table1.A1" office:value-type="string">
            <text:p text:style-name="P10"><text:span text:style-name="T35">Present and view</text:span> meeting materials as if you were in the same room <text:span text:style-name="T14">together</text:span></text:p>
          </table:table-cell>
        </table:table-row>
        <table:table-row>
          <table:table-cell table:style-name="Table1.A1" office:value-type="string">
            <text:p text:style-name="P11">Whiteboard</text:p>
          </table:table-cell>
          <table:table-cell table:style-name="Table1.A1" office:value-type="string">
            <text:p text:style-name="P10">Enhance a presentation or lecture, or just brainstorm, <text:span text:style-name="T35">using a shared virtual whiteboard</text:span></text:p>
          </table:table-cell>
        </table:table-row>
        <table:table-row>
          <table:table-cell table:style-name="Table1.A1" office:value-type="string">
            <text:p text:style-name="P11">Desktop Sharing</text:p>
          </table:table-cell>
          <table:table-cell table:style-name="Table1.A1" office:value-type="string">
            <text:p text:style-name="P13">Create live demonstrations by sharing resources on a local desktop with the whole audience.</text:p>
          </table:table-cell>
        </table:table-row>
        <table:table-row>
          <table:table-cell table:style-name="Table1.A1" office:value-type="string">
            <text:p text:style-name="P12">In-meeting Chat</text:p>
          </table:table-cell>
          <table:table-cell table:style-name="Table1.A1" office:value-type="string">
            <text:p text:style-name="P13">Conduct polls or ask private questions using the on-screen chat window</text:p>
          </table:table-cell>
        </table:table-row>
        <table:table-row>
          <table:table-cell table:style-name="Table1.A1" office:value-type="string">
            <text:p text:style-name="P12">Recording and Playback</text:p>
          </table:table-cell>
          <table:table-cell table:style-name="Table1.A1" office:value-type="string">
            <text:p text:style-name="P14">Make a meeting available on demand to folks who were unable to attend.</text:p>
          </table:table-cell>
        </table:table-row>
        <table:table-row>
          <table:table-cell table:style-name="Table1.A1" office:value-type="string">
            <text:p text:style-name="P12">Webinars</text:p>
          </table:table-cell>
          <table:table-cell table:style-name="Table1.A1" office:value-type="string">
            <text:p text:style-name="P14">Broadcast a presentation to hundreds of participants simultaneously.</text:p>
          </table:table-cell>
        </table:table-row>
      </table:table>
      <text:h text:style-name="Heading_20_1" text:outline-level="1"><text:soft-page-break/>Benefits <text:span text:style-name="T5">of Web Conferencing</text:span></text:h>
      <text:p text:style-name="P5"><text:span text:style-name="T2">T</text:span>hough the value of face-to-face meetings remains unchallenged, many nonprofits are beginning to realize that the benefits of digital collaboration are <text:span text:style-name="T4">also </text:span>significant. <text:span text:style-name="T43">If <text:s/>your nonprofit organization is not fluent with web conferencing tools and services then you may be missing out on an opportunity to extend your impact!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908065752037130337" text:style-name="L5">
              <text:list-item>
                <text:p text:style-name="P21">Reduced travel expense <text:note text:id="ftn2" text:note-class="footnote"><text:note-citation>2</text:note-citation><text:note-body><text:p text:style-name="P31">Though there is cost associated with maintaining the computers that are used to connect to a web conference meeting, this total cost is typically much lower than repeated travel expenses. Also, many organizations already have in place the tools that are required to participate in a Nexus web conference.</text:p></text:note-body></text:note></text:p>
              </text:list-item>
              <text:list-item>
                <text:p text:style-name="P21">Increased <text:span text:style-name="T44">capacity </text:span>to <text:span text:style-name="T44">collaborate</text:span> with far away peopl<text:span text:style-name="T6">e </text:span></text:p>
              </text:list-item>
              <text:list-item>
                <text:p text:style-name="P22"><text:span text:style-name="T45">P</text:span>reserv<text:span text:style-name="T45">e and archive</text:span> meeting records in a c<text:span text:style-name="T46">entralized </text:span>place</text:p>
              </text:list-item>
            </text:list>
          </table:table-cell>
          <table:table-cell table:style-name="Table2.A1" office:value-type="string">
            <text:list xml:id="list170511989942123" text:continue-numbering="true" text:style-name="L5">
              <text:list-item>
                <text:p text:style-name="P23">Include absent team members more effectively by preserving an important meeting for later playback</text:p>
              </text:list-item>
              <text:list-item>
                <text:p text:style-name="P24"><text:span text:style-name="T46">Automated </text:span>Post-meeting attendance reporting</text:p>
              </text:list-item>
            </text:list>
          </table:table-cell>
        </table:table-row>
      </table:table>
      <text:h text:style-name="Heading_20_1" text:outline-level="1">Why Northbridge <text:span text:style-name="T7">for Your Web Conference Needs</text:span>?</text:h>
      <text:p text:style-name="P8">Of the marketplace options for web conference service, there are several reasons that the <text:span text:style-name="T47">Nexus</text:span> is the best choice for <text:span text:style-name="T47">charitable organizations</text:span> who are working toward social justice or community bui<text:span text:style-name="T47">l</text:span>ding <text:span text:style-name="T47">efforts</text:span>. </text:p>
      <text:p text:style-name="P9"><text:span text:style-name="T12">Robust</text:span><text:span text:style-name="T11"> and stable feature set </text:span><text:span text:style-name="T13">with unrivaled value proposition</text:span></text:p>
      <text:p text:style-name="P19"><text:span text:style-name="T18">Because we are largely volunteer-supported, Northbridge is able to host an extraordinarily rich feature set that compares </text:span><text:span text:style-name="T26">very</text:span><text:span text:style-name="T24"> </text:span><text:span text:style-name="T18">favorably to </text:span><text:span text:style-name="T22">leading</text:span><text:span text:style-name="T18"> profit-sector </text:span><text:span text:style-name="T22">offerings</text:span><text:span text:style-name="T18">. </text:span><text:span text:style-name="T28">We are able to transform micro-grants of as little as $50 USD into a full year of feature-rich service. </text:span><text:span text:style-name="T22">Backed by </text:span><text:span text:style-name="T21">the acclaimed </text:span><text:span text:style-name="T23">Free and Open Source s</text:span><text:span text:style-name="T21">ource </text:span><text:span text:style-name="T23">code </text:span><text:span text:style-name="T21">project called BigBlueButton</text:span><text:span text:style-name="T21"><text:note text:id="ftn3" text:note-class="footnote"><text:note-citation>3</text:note-citation><text:note-body><text:p text:style-name="P32"><text:a xlink:type="simple" xlink:href="http://bigbluebutton.org./"><text:span text:style-name="T65">BigBlueButton</text:span></text:a><text:span text:style-name="T56">: http://bigbluebutton.org</text:span></text:p></text:note-body></text:note></text:span><text:span text:style-name="T21">, Northbridge </text:span><text:span text:style-name="T25">provides</text:span><text:span text:style-name="T24"> </text:span><text:span text:style-name="T28">this </text:span><text:span text:style-name="T24">value-laden,</text:span><text:span text:style-name="T22"> sophisticated </text:span><text:span text:style-name="T28">web </text:span><text:span text:style-name="T22">conferencing </text:span><text:span text:style-name="T27">exclusively</text:span><text:span text:style-name="T22"> to our</text:span><text:span text:style-name="T18"> qualified nonprofit partners in fulfill</text:span><text:span text:style-name="T19">ment of</text:span><text:span text:style-name="T18"> our </text:span><text:span text:style-name="T19">US 501(c)(3 mission </text:span></text:p>
      <text:p text:style-name="P7">Strengthen the <text:span text:style-name="T37">s</text:span>ocial <text:span text:style-name="T37">j</text:span>ustice <text:span text:style-name="T37">c</text:span>ommunit<text:span text:style-name="T16">y.</text:span></text:p>
      <text:p text:style-name="P20"><text:span text:style-name="T17">Every aspect of Northbridge operations promote</text:span><text:span text:style-name="T29">s</text:span><text:span text:style-name="T17"> socially just, </text:span><text:span text:style-name="T20">healthy and thriving</text:span><text:span text:style-name="T17"> </text:span><text:soft-page-break/><text:span text:style-name="T17">communities. </text:span><text:span text:style-name="T29">When our qualified partners use the </text:span><text:span text:style-name="T17">Northbridge Global Web Conference Center to fulfill </text:span><text:span text:style-name="T29">their</text:span><text:span text:style-name="T17"> web conferencing needs, </text:span><text:span text:style-name="T29">they also strengthen the </text:span><text:span text:style-name="T17">civic-</text:span><text:span text:style-name="T30">minded </text:span><text:span text:style-name="T17">internships and intentional community-focused partnerships that are the backbone of </text:span><text:span text:style-name="T20">all </text:span><text:span text:style-name="T17">Northbridge operations </text:span><text:span text:style-name="T20">and projects</text:span><text:span text:style-name="T17">. </text:span></text:p>
      <text:p text:style-name="P9"><text:span text:style-name="T9">T</text:span><text:span text:style-name="T10">horough t</text:span><text:span text:style-name="T9">raining</text:span><text:span text:style-name="T10">.</text:span></text:p>
      <text:p text:style-name="P19">Corporations of all <text:span text:style-name="T32">structures </text:span>and sizes report that there is a learning curve associated with incorporating web conferencing practices into their <text:span text:style-name="T15">overall </text:span>communication strategies. <text:s/><text:span text:style-name="T33">W</text:span>e recognize that i<text:span text:style-name="T33">t is essential for organizations to become fluent and confident in the use of web conference tools i</text:span>n order for the benefits of web conferencing to be fully realized. <text:span text:style-name="T33">Therefore, in fulfillment of our mission, w</text:span>e include <text:span text:style-name="T55">high-quality </text:span>training <text:span text:style-name="T33">with</text:span> <text:span text:style-name="T31">every conference package</text:span>.</text:p>
      <text:h text:style-name="P27" text:outline-level="1">How Is the Global Web Conference Center Funded?</text:h>
      <text:p text:style-name="P3"><text:span text:style-name="T8">As a US 501(c)(3) organization, Northbridge maintains Nexus by means of m</text:span>icro-grant<text:span text:style-name="T16">s</text:span><text:span text:style-name="T16"><text:note text:id="ftn4" text:note-class="footnote"><text:note-citation>4</text:note-citation><text:note-body><text:p text:style-name="P18">Depending on small donations from motivated individuals allows <text:span text:style-name="T57">Northbridge</text:span> to use crowd funding techniques in order to support Nexus <text:span text:style-name="T58">and </text:span>also to enhance th<text:span text:style-name="T57">e</text:span> overall <text:span text:style-name="T57">cooperative, community </text:span>focus that Northbridge champions.</text:p></text:note-body></text:note></text:span><text:span text:style-name="T16"> from the general public. A tax-exempt micro-grant of as little as $50 to Northbridge Technology Alliance allows us to activate one qualified partner for one full year in the Nexus Global Web Conference Center.</text:span></text:p>
      <text:list xml:id="list7137458145015980970" text:style-name="L6">
        <text:list-item>
          <text:p text:style-name="P25">Northbridge maintains a pool of <text:span text:style-name="T40">micro-grants that have originated from our own support base </text:span>and <text:span text:style-name="T36">we direct them to our qualified partners using a </text:span>prioritized wait list. <text:span text:style-name="T38">This is the most traditional approach and requires that our qualified partners await micro-grant funding in order for their service to be activated.</text:span></text:p>
        </text:list-item>
        <text:list-item>
          <text:p text:style-name="P26"><text:span text:style-name="T39">Northbridge supplies easy-to-understand, social media friendly materials to our qualified partners that they may use to l</text:span>ocate a micro-grant <text:span text:style-name="T59">source</text:span> from <text:span text:style-name="T36">within </text:span>their own support base. </text:p>
        </text:list-item>
      </text:list>
      <text:h text:style-name="P28" text:outline-level="1">Eligib<text:span text:style-name="T41">ility</text:span></text:h>
      <text:p text:style-name="P4">Northbridge Technology Alliance <text:span text:style-name="T15">c</text:span>reates technology solutions for <text:span text:style-name="T60">charitable organizations who are engaged in social justice and community-building efforts. </text:span></text:p>
      <text:p text:style-name="P6"/>
      <text:p text:style-name="P6"><text:soft-page-break/>In order to qualify for th<text:span text:style-name="T61">e Nexus Global Web Conference Center, </text:span>a team must <text:span text:style-name="T68">be under the direction of a Northbridge partner organization.</text:span></text:p>
      <text:p text:style-name="Text_20_body"><text:span text:style-name="T48">See </text:span><text:span text:style-name="T50">our </text:span><text:a xlink:type="simple" xlink:href="http://northbridgetech.org/downloads/Northbridge_partnership.pdf" office:target-frame-name="_blank" xlink:show="new"><text:span text:style-name="T66">Partnership with Northbridge</text:span></text:a><text:span text:style-name="T50"><text:note text:id="ftn5" text:note-class="footnote"><text:note-citation>5</text:note-citation><text:note-body><text:p text:style-name="P17">http://northbridgetech.org/download<text:span text:style-name="T68">s</text:span>/<text:span text:style-name="T68">Northbridge_partnership</text:span>.pdf</text:p></text:note-body></text:note></text:span><text:span text:style-name="T50"> for complete </text:span><text:span text:style-name="T48">details.</text:span></text:p>
      <text:h text:style-name="P29" text:outline-level="1">How Do I <text:span text:style-name="T41">Apply To Become a Northbridge Partner</text:span>?</text:h>
      <text:p text:style-name="Text_20_body"><text:a xlink:type="simple" xlink:href="http://northbridgetech.org/"><text:span text:style-name="T67">Apply online</text:span></text:a><text:span text:style-name="T48"><text:note text:id="ftn6" text:note-class="footnote"><text:note-citation>6</text:note-citation><text:note-body><text:p text:style-name="P15">http://northbridgetech.org</text:p></text:note-body></text:note></text:span><text:span text:style-name="T48"> </text:span><text:span text:style-name="T51">at the Northbridge Technology Alliance web site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style:font-name="Khula" fo:font-family="Khula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 style:shadow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>
      <style:paragraph-properties fo:line-height="80%" fo:text-align="end"/>
    </style:style>
    <style:style style:name="MP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MT1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MT2" style:family="text">
      <style:text-properties style:font-name="Khula2" fo:font-size="14pt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5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4"><draw:image xlink:href="Pictures/10000000000000C8000000C829C29D22.jpg" xlink:type="simple" xlink:show="embed" xlink:actuate="onLoad"/></draw:frame>Global Web Conference Center <text:s text:c="3"/><text:page-number text:select-page="current">4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6"><draw:image xlink:href="Pictures/10000000000000C8000000C829C29D22.jpg" xlink:type="simple" xlink:show="embed" xlink:actuate="onLoad"/></draw:frame>Global Web Conference Center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draw:frame text:anchor-type="paragraph" draw:z-index="7" draw:style-name="Mgr1" draw:text-style-name="MP4" svg:width="2.3996in" svg:height="1.1079in" svg:x="4.5437in" svg:y="0.2646in"><draw:text-box><text:p text:style-name="MP3"><text:span text:style-name="MT1">Nexus</text:span></text:p><text:p text:style-name="MP3"><text:span text:style-name="MT2">Global Web</text:span></text:p><text:p text:style-name="MP3"><text:span text:style-name="MT2">Conference</text:span></text:p><text:p text:style-name="MP3"><text:span text:style-name="MT2">Center</text:span></text:p></draw:text-box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3-19T17:05:10.028114039</dc:date>
    <meta:editing-duration>PT6H35M7S</meta:editing-duration>
    <meta:editing-cycles>99</meta:editing-cycles>
    <meta:generator>LibreOffice/4.2.7.2$Linux_X86_64 LibreOffice_project/420m0$Build-2</meta:generator>
    <meta:document-statistic meta:table-count="2" meta:image-count="5" meta:object-count="0" meta:page-count="4" meta:paragraph-count="51" meta:word-count="866" meta:character-count="5992" meta:non-whitespace-character-count="5170"/>
  </office:meta>
</office:document-meta>
</file>